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ff6600" draw:marker-start-width="0.517cm" draw:marker-end-width="0.517cm" svg:stroke-opacity="70%" draw:fill="none" draw:textarea-vertical-align="middle" fo:padding-top="0.23cm" fo:padding-bottom="0.23cm" fo:padding-left="0.355cm" fo:padding-right="0.355cm" draw:shadow="visib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6.819cm" svg:height="9.972cm" draw:transform="rotate (-0.796568270610212) translate (12.7315467693302cm -0.359189403756349cm)" svg:viewBox="0 0 6820 9973" svg:d="M0 9835c6294 0 6368 353 6364-71-5-424 456-9764 456-976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1:00:09.553955181</meta:creation-date>
    <dc:date>2018-03-18T11:04:17.179687060</dc:date>
    <meta:editing-duration>PT4M8S</meta:editing-duration>
    <meta:editing-cycles>1</meta:editing-cycles>
    <meta:document-statistic meta:object-count="1"/>
    <meta:generator>LibreOffice/5.1.6.2$Linux_X86_64 LibreOffice_project/10m0$Build-2</meta:generator>
  </office:meta>
</office:document-meta>
</file>